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style:font-name="Times New Roman" fo:font-size="12pt" fo:language="en" fo:country="US" style:font-size-asian="12pt" style:font-name-complex="Times New Roman1" style:font-size-complex="12pt"/>
    </style:style>
    <style:style style:name="P3" style:family="paragraph" style:parent-style-name="Standard" style:master-page-name="Converted1">
      <style:paragraph-properties fo:margin-top="0cm" fo:margin-bottom="0cm" fo:line-height="100%" style:page-number="auto"/>
    </style:style>
    <style:style style:name="P4" style:family="paragraph" style:parent-style-name="Standard" style:master-page-name="Standard">
      <style:paragraph-properties fo:margin-top="0cm" fo:margin-bottom="0cm" fo:line-height="100%" style:page-number="auto"/>
    </style:style>
    <style:style style:name="P5" style:family="paragraph" style:parent-style-name="Standard">
      <style:paragraph-properties fo:margin-left="4.6cm" fo:margin-right="0cm" fo:margin-top="0cm" fo:margin-bottom="0cm" fo:line-height="100%" fo:text-indent="0cm" style:auto-text-indent="false"/>
    </style:style>
    <style:style style:name="P6" style:family="paragraph" style:parent-style-name="Standard">
      <style:paragraph-properties fo:margin-left="4.6cm" fo:margin-right="0cm" fo:margin-top="0cm" fo:margin-bottom="0cm" fo:line-height="100%" fo:text-indent="0.004cm" style:auto-text-indent="false"/>
    </style:style>
    <style:style style:name="P7" style:family="paragraph" style:parent-style-name="Standard">
      <style:paragraph-properties fo:margin-left="4.6cm" fo:margin-right="0cm" fo:margin-top="0cm" fo:margin-bottom="0cm" fo:line-height="100%" fo:text-indent="0.004cm" style:auto-text-indent="false"/>
      <style:text-properties style:font-name="Times New Roman" fo:font-size="12pt" fo:language="en" fo:country="US" style:font-size-asian="12pt" style:font-name-complex="Times New Roman1" style:font-size-complex="12pt"/>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fo:font-weight="bold"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topic</text:span></text:p>
      <text:p text:style-name="P2"/>
      <text:p text:style-name="P6"><text:span text:style-name="T1">The topic of my thesis could be Ruby on Rails web-framework and hence I use it as the topic for this task. From what point of view I will look at RoR, is still open. This matter will probably get clearer after my practical training because during it I am going to use RoR so I will know a lot about it. Also, after the practical training I might have some issues in my mind which could end up being the topic for my thesis.</text:span></text:p>
      <text:p text:style-name="P6"><text:span text:style-name="T1"/></text:p>
      <text:p text:style-name="P6"><text:span text:style-name="T1">There are tons of articles, studies and books of Ruby on Rails out there. It has been said of RoR that it made Ruby famous. It happened back in 2005 and from that moment on users of RoR and Ruby has exploded. Nowadays Rails and Ruby have, if some RoR related websites can be trusted, a growing community around them. </text:span></text:p>
      <text:p text:style-name="P2"/>
      <text:p text:style-name="P1"><text:span text:style-name="T1">Main concepts</text:span></text:p>
      <text:p text:style-name="P2"/>
      <text:p text:style-name="P1"><text:span text:style-name="T1"><text:tab/><text:tab/></text:span></text:p>
      <text:p text:style-name="P6"><text:a xlink:type="simple" xlink:href="http://www.google.com/books?hl=fi&amp;lr=&amp;id=jcUbTcr5XWwC&amp;oi=fnd&amp;pg=PR5&amp;dq=ruby+programming+language&amp;ots=fIAmua4wgy&amp;sig=7y-orf5CMiQ8IOdw1S-y8_p3IKg"><text:span text:style-name="Internet_20_link"><text:span text:style-name="T1">Ruby programming language</text:span></text:span></text:a><text:span text:style-name="T1"> is one of the main and important concepts related to RoR and for a reason: without Ruby there wouldn’t be RoR. The book found through link above is co-authored by the creator of Ruby language and covers the basic terms and characteristics of Ruby language very well.</text:span></text:p>
      <text:p text:style-name="P7"/>
      <text:p text:style-name="P6"><text:span text:style-name="T1">Concepts related to Ruby which affect RoR as well which are covered here are Object Oriented Programming and Dynamic Typing.</text:span></text:p>
      <text:p text:style-name="P7"/>
      <text:p text:style-name="P6"><text:span text:style-name="T1">Ruby is totally a Object Oriented language because even integers work like objects. They have their own methods and accessors. The Object Oriented Programming is, with words of Wikipedia: “a programming paradigm using 'objects' – data structures consisting of data fields and methods together with their interactions – to design applications and computer programs. Programming techniques may include features such as data abstraction, encapsulation, messaging, modularity, polymorphism, and inheritance. Many modern programming languages now support OOP.“</text:span></text:p>
      <text:p text:style-name="P6"><text:span text:style-name="T1"/></text:p>
      <text:p text:style-name="P6"><text:span text:style-name="T1">Ruby uses dynamic Typing. When variables are declared in Ruby they are not given any type. The possible values a variable might have do have a type but variables don't.</text:span></text:p>
      <text:p text:style-name="P6"><text:span text:style-name="T1"/></text:p>
      <text:p text:style-name="P5"><text:span text:style-name="T1">Other concepts related to RoR are web-frameworks. RoR itself is one. Web frameworks were developed back in 1990's when internet was yet to see its days of glory.</text:span></text:p>
      <text:p text:style-name="P5"><text:span text:style-name="T1"/></text:p>
      <text:p text:style-name="P5"><text:span text:style-name="T1">The central issues and problems</text:span></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i" fo:country="FI" style:letter-kerning="true"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Converted1">
      <style:paragraph-properties fo:margin-top="0cm" fo:margin-bottom="0cm" fo:line-height="100%" style:page-number="auto"/>
    </style:style>
    <style:style style:name="MP2" style:family="paragraph" style:parent-style-name="Standard">
      <style:paragraph-properties fo:margin-top="0cm" fo:margin-bottom="0cm" fo:line-height="100%"/>
    </style:style>
    <style:style style:name="MT1" style:family="text">
      <style:text-properties style:font-name="Times New Roman" fo:font-size="12pt" fo:language="en" fo:country="US" style:font-size-asian="12pt" style:font-name-complex="Times New Roman1" style:font-size-complex="12pt"/>
    </style:style>
    <style:page-layout style:name="Mpm1">
      <style:page-layout-properties fo:page-width="20.999cm" fo:page-height="29.699cm" style:num-format="1" style:print-orientation="portrait" fo:margin-top="1cm" fo:margin-bottom="1cm" fo:margin-left="2cm" fo:margin-right="1cm" style:writing-mode="lr-tb" style:layout-grid-color="#c0c0c0" style:layout-grid-lines="276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3.3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hti University of Applied Sciences<text:tab/><text:tab/>5. Summary<text:tab/><text:tab/><text:tab/> <text:s text:c="2"/></text:span><text:page-number text:select-page="current">1</text:page-number><text:span text:style-name="MT1">(</text:span><text:page-count>1</text:page-count><text:span text:style-name="MT1">)</text:span></text:p>
        <text:p text:style-name="MP2"><text:span text:style-name="MT1">Faculty of Business Studies</text:span></text:p>
        <text:p text:style-name="MP2"><text:span text:style-name="MT1">Research Methods</text:span></text:p>
        <text:p text:style-name="MP2"><text:span text:style-name="MT1">Teemu Vainio 0903023<text:tab/><text:tab/><text:tab/>24 May 2011<text:tab/></text:span></text:p>
        <text:p text:style-name="MP2"/>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p</meta:initial-creator>
    <meta:editing-cycles>3</meta:editing-cycles>
    <meta:creation-date>2011-05-24T08:14:00</meta:creation-date>
    <dc:date>2011-05-24T23:43:09.43</dc:date>
    <meta:editing-duration>PT00H00M00S</meta:editing-duration>
    <meta:generator>OpenOffice.org/3.1$Win32 OpenOffice.org_project/310m11$Build-9399$CWS-l10nrel31</meta:generator>
    <meta:document-statistic meta:table-count="0" meta:image-count="0" meta:object-count="0" meta:page-count="1" meta:paragraph-count="15" meta:word-count="380" meta:character-count="2231"/>
    <meta:template xlink:type="simple" xlink:actuate="onRequest" xlink:title="Normal" xlink:href=""/>
  </office:meta>
</office:document-meta>
</file>